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7" style:family="paragraph" style:parent-style-name="Standard" style:list-style-name="L1">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5">
      <style:paragraph-properties fo:line-height="150%"/>
    </style:style>
    <style:style style:name="P11" style:family="paragraph" style:parent-style-name="Standard" style:list-style-name="L2">
      <style:paragraph-properties fo:line-height="150%"/>
      <style:text-properties fo:font-size="14pt" style:font-name-asian="標楷體" style:font-size-asian="14pt" style:font-size-complex="14pt"/>
    </style:style>
    <style:style style:name="P12" style:family="paragraph" style:parent-style-name="Standard" style:list-style-name="L3">
      <style:paragraph-properties fo:line-height="150%"/>
      <style:text-properties fo:font-size="14pt" style:font-name-asian="標楷體" style:font-size-asian="14pt" style:font-size-complex="14pt"/>
    </style:style>
    <style:style style:name="P13"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4" style:family="paragraph" style:parent-style-name="Text_20_body" style:list-style-name="L5">
      <style:paragraph-properties fo:line-height="150%"/>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fo:font-size="14pt" style:font-name-asian="標楷體" style:font-size-asian="14pt" style:font-size-complex="14pt"/>
    </style:style>
    <style:style style:name="T4" style:family="text">
      <style:text-properties fo:font-size="14pt" style:font-name-asian="標楷體" style:font-size-asian="14pt" style:language-asian="zh" style:country-asian="HK" style:font-size-complex="14pt"/>
    </style:style>
    <style:style style:name="T5" style:family="text">
      <style:text-properties fo:font-size="14pt" style:font-name-asian="標楷體" style:font-size-asian="14pt" style:language-asian="zh" style:country-asian="TW" style:font-size-complex="14pt"/>
    </style:style>
    <style:style style:name="T6" style:family="text">
      <style:text-properties fo:font-size="14pt" fo:letter-spacing="0.049cm" style:font-name-asian="標楷體" style:font-size-asian="14pt" style:font-size-complex="14pt"/>
    </style:style>
    <style:style style:name="T7" style:family="text">
      <style:text-properties fo:font-size="14pt" fo:letter-spacing="0.049cm" style:font-name-asian="標楷體" style:font-size-asian="14pt" style:language-asian="zh" style:country-asian="HK" style:font-size-complex="14pt"/>
    </style:style>
    <style:style style:name="T8" style:family="text">
      <style:text-properties fo:font-size="14pt" fo:letter-spacing="0.049cm" style:font-name-asian="標楷體" style:font-size-asian="14pt" style:language-asian="zh" style:country-asian="TW" style:font-size-complex="14pt"/>
    </style:style>
    <style:style style:name="T9" style:family="text">
      <style:text-properties fo:color="#000000" style:font-name="標楷體" fo:font-size="14pt" style:font-name-asian="標楷體" style:font-size-asian="14pt" style:font-size-complex="14pt"/>
    </style:style>
    <style:style style:name="T10" style:family="text">
      <style:text-properties fo:color="#000000" style:font-name="標楷體" fo:font-size="14pt" style:font-name-asian="標楷體" style:font-size-asian="14pt" style:language-asian="zh" style:country-asian="TW" style:font-size-complex="14pt"/>
    </style:style>
    <style:style style:name="T11" style:family="text">
      <style:text-properties fo:color="#000000" style:font-name="標楷體" fo:font-size="14pt" fo:language="en" fo:country="US" style:font-name-asian="標楷體" style:font-size-asian="14pt" style:font-size-complex="14pt"/>
    </style:style>
    <style:style style:name="T12" style:family="text">
      <style:text-properties fo:color="#000000" fo:font-size="14pt" style:font-name-asian="標楷體" style:font-size-asian="14pt" style:font-size-complex="14pt"/>
    </style:style>
    <style:style style:name="T13" style:family="text">
      <style:text-properties fo:color="#000000" fo:font-size="14pt" style:font-name-asian="標楷體" style:font-size-asian="14pt" style:language-asian="zh" style:country-asian="TW" style:font-size-complex="14pt"/>
    </style:style>
    <style:style style:name="T14" style:family="text">
      <style:text-properties fo:color="#000000" fo:font-size="14pt" fo:language="en" fo:country="US" style:font-name-asian="標楷體" style:font-size-asian="14pt" style:font-size-complex="14pt"/>
    </style:style>
    <style:style style:name="T15" style:family="text">
      <style:text-properties style:language-asian="zh" style:country-asian="TW"/>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5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6年度5月份第1次主管會議紀錄</text:p>
      <text:p text:style-name="P2"/>
      <text:list xml:id="list5727824422005365948" text:style-name="L1">
        <text:list-item>
          <text:p text:style-name="P5">時間：中華民國106年5月10日下午2時整</text:p>
        </text:list-item>
        <text:list-item>
          <text:p text:style-name="P5">地點：三樓民眾談室</text:p>
        </text:list-item>
        <text:list-item>
          <text:p text:style-name="P5">主席：代理主任戴清文</text:p>
        </text:list-item>
        <text:list-item>
          <text:p text:style-name="P7"><text:span text:style-name="預設段落字型"><text:span text:style-name="T1">出席人員：陳</text:span></text:span><text:span text:style-name="預設段落字型"><text:span text:style-name="T2">慧懿</text:span></text:span><text:span text:style-name="預設段落字型"><text:span text:style-name="T1">、戴清文、周力行、李美玲、游玉玲 <text:s text:c="2"/>紀錄：陳苑蒨</text:span></text:span></text:p>
        </text:list-item>
        <text:list-item>
          <text:p text:style-name="P5">各單位報告事項：</text:p>
        </text:list-item>
      </text:list>
      <text:list xml:id="list8214201093188749131" text:style-name="L2">
        <text:list-item>
          <text:p text:style-name="P11">第一課</text:p>
        </text:list-item>
      </text:list>
      <text:list xml:id="list2733239930676701865" text:style-name="L3">
        <text:list-item>
          <text:p text:style-name="P12">本課106年<text:span text:style-name="T15">4</text:span>月業務推動情形如下：</text:p>
          <text:list>
            <text:list-item>
              <text:list>
                <text:list-item>
                  <text:p text:style-name="P12">登記案件(含一般、速件、限制登記)：1,<text:span text:style-name="T15">50</text:span>2件，土地5,<text:span text:style-name="T15">183</text:span>筆、建物<text:span text:style-name="T15">1</text:span>,<text:span text:style-name="T15">741</text:span>棟。</text:p>
                </text:list-item>
                <text:list-item>
                  <text:p text:style-name="P12">午休諮詢不打烊服務：14<text:span text:style-name="T15">9</text:span>件。</text:p>
                </text:list-item>
                <text:list-item>
                  <text:p text:style-name="P12">到府服務案件：0件。</text:p>
                </text:list-item>
                <text:list-item>
                  <text:p text:style-name="P12">延長服務預約領件：0件</text:p>
                </text:list-item>
              </text:list>
            </text:list-item>
          </text:list>
        </text:list-item>
        <text:list-item>
          <text:p text:style-name="P12">本課截至今日各年度未領案件數量計：96年至100年共5件、101年2件、102年8件、103年1件、104年8件，105年9件，持續通知領件。</text:p>
        </text:list-item>
        <text:list-item>
          <text:p text:style-name="P12">本課106年<text:span text:style-name="T15">4</text:span>月受理人民申請退還當年度屬2萬元以下之地政規費案件計<text:span text:style-name="T15">10</text:span>件，皆依規定當場領訖。</text:p>
        </text:list-item>
        <text:list-item>
          <text:p text:style-name="P8"><text:span text:style-name="預設段落字型"><text:span text:style-name="T3">本課106年</text:span></text:span><text:span text:style-name="預設段落字型"><text:span text:style-name="T5">4</text:span></text:span><text:span text:style-name="預設段落字型"><text:span text:style-name="T3">月更正案</text:span></text:span><text:span text:style-name="預設段落字型"><text:span text:style-name="T4">件</text:span></text:span><text:span text:style-name="預設段落字型"><text:span text:style-name="T5">39</text:span></text:span><text:span text:style-name="預設段落字型"><text:span text:style-name="T4">件，土地</text:span></text:span><text:span text:style-name="預設段落字型"><text:span text:style-name="T3">4</text:span></text:span><text:span text:style-name="預設段落字型"><text:span text:style-name="T5">00</text:span></text:span><text:span text:style-name="預設段落字型"><text:span text:style-name="T4">筆</text:span></text:span><text:span text:style-name="預設段落字型"><text:span text:style-name="T3">、</text:span></text:span><text:span text:style-name="預設段落字型"><text:span text:style-name="T4">建物</text:span></text:span><text:span text:style-name="預設段落字型"><text:span text:style-name="T3">1</text:span></text:span><text:span text:style-name="預設段落字型"><text:span text:style-name="T5">8</text:span></text:span><text:span text:style-name="預設段落字型"><text:span text:style-name="T4">棟，多數為公有土地登記資料異常之更正</text:span></text:span><text:span text:style-name="預設段落字型"><text:span text:style-name="T3">。</text:span></text:span></text:p>
        </text:list-item>
        <text:list-item>
          <text:p text:style-name="P12">本課<text:span text:style-name="T15">4</text:span>月暫存列管公文0件。</text:p>
        </text:list-item>
        <text:list-item>
          <text:p text:style-name="P12">業務抽查<text:span text:style-name="T15">5</text:span>件(計有謄本、登記收件簿、書狀補給、建物所有權第一次登記)，無嚴重缺失。</text:p>
        </text:list-item>
        <text:list-item>
          <text:p text:style-name="P8"><text:span text:style-name="預設段落字型"><text:span text:style-name="T6">本課106年度</text:span></text:span><text:span text:style-name="預設段落字型"><text:span text:style-name="T8">4</text:span></text:span><text:span text:style-name="預設段落字型"><text:span text:style-name="T6">月份法令研討2次，</text:span></text:span><text:span text:style-name="預設段落字型"><text:span text:style-name="T7">分別於</text:span></text:span><text:span text:style-name="預設段落字型"><text:span text:style-name="T8">4</text:span></text:span><text:span text:style-name="預設段落字型"><text:span text:style-name="T7">月</text:span></text:span><text:span text:style-name="預設段落字型"><text:span text:style-name="T8">7</text:span></text:span><text:span text:style-name="預設段落字型"><text:span text:style-name="T7">日、</text:span></text:span><text:span text:style-name="預設段落字型"><text:span text:style-name="T6">21日辦理。</text:span></text:span></text:p>
        </text:list-item>
        <text:list-item>
          <text:p text:style-name="P8"><text:span text:style-name="預設段落字型"><text:span text:style-name="T8">本課</text:span></text:span><text:span text:style-name="預設段落字型"><text:span text:style-name="T8">105年基層特考分發之2位新進人員，自本月起在同仁協助指導下己辦理買賣、贈與、設定、簡易登記案件及公文，學</text:span></text:span><text:soft-page-break/><text:span text:style-name="預設段落字型"><text:span text:style-name="T8">習情形良好，有助本課業務推動</text:span></text:span><text:span text:style-name="預設段落字型"><text:span text:style-name="T6">。</text:span></text:span></text:p>
        </text:list-item>
        <text:list-item>
          <text:p text:style-name="P8"><text:span text:style-name="預設段落字型"><text:span text:style-name="T8">地政</text:span></text:span><text:span text:style-name="預設段落字型"><text:span text:style-name="T8">處將於5月17日上午至本所進行106年度地政業務志願服務運用單位評鑑，本課已積極準備資料受檢</text:span></text:span><text:span text:style-name="預設段落字型"><text:span text:style-name="T7">。</text:span></text:span></text:p>
        </text:list-item>
      </text:list>
      <text:list xml:id="list30491373" text:style-name="L2">
        <text:list-item text:start-value="1">
          <text:p text:style-name="P11">第二課</text:p>
          <text:list>
            <text:list-item>
              <text:p text:style-name="P11"><text:span text:style-name="T15">為確保本所測量成果品質，業於5月1日至本市七堵簡易基線場辦理電子測距經緯儀檢校作業</text:span>。</text:p>
            </text:list-item>
            <text:list-item>
              <text:p text:style-name="P11"><text:span text:style-name="T15">有關暖暖重劃區東勢坑小段964地號等4筆土地業依基隆市政府函示辦竣地籍圖線更正，並以本所106年5月5日基安地所二字第1060003789號函陳報基隆市政府</text:span>。</text:p>
            </text:list-item>
            <text:list-item>
              <text:p text:style-name="P13">有關基隆港西16碼頭至西27碼頭地區地籍圖與現況不符乙案，已於5月9日至現場檢核，俟整理測量資料完竣，據以辦理後續相關事宜。</text:p>
            </text:list-item>
            <text:list-item>
              <text:p text:style-name="P13">有關本年度安樂自辦重測區於5月初陸續寄發地籍調查通知書，於5月15日開始進行地籍調查相關作業。</text:p>
            </text:list-item>
            <text:list-item>
              <text:p text:style-name="P13">有關當年安樂區鶯歌石段鶯歌石小段地籍圖辦理數化時，將該小段併安國段數化圖檔內，造成目前無鶯歌石小段之地籍圖，而安國段卻多出40筆(有圖無簿)之情形，已洽相關機關及具數化專業之廠商協助處理中。</text:p>
            </text:list-item>
          </text:list>
        </text:list-item>
        <text:list-item>
          <text:p text:style-name="P11">第三課</text:p>
          <text:list>
            <text:list-item>
              <text:p text:style-name="P9"><text:span text:style-name="預設段落字型"><text:span text:style-name="T3">送交總務之本所106年</text:span></text:span><text:span text:style-name="預設段落字型"><text:span text:style-name="T5">4</text:span></text:span><text:span text:style-name="預設段落字型"><text:span text:style-name="T3">月奉核以零用金支付案件共2</text:span></text:span><text:span text:style-name="預設段落字型"><text:span text:style-name="T5">1</text:span></text:span><text:span text:style-name="預設段落字型"><text:span text:style-name="T3">件，均已領取；另本所106年</text:span></text:span><text:span text:style-name="預設段落字型"><text:span text:style-name="T5">4</text:span></text:span><text:span text:style-name="預設段落字型"><text:span text:style-name="T3">月2萬元以上及跨年度退費申請案2</text:span></text:span><text:span text:style-name="預設段落字型"><text:span text:style-name="T4">件，</text:span></text:span><text:span text:style-name="預設段落字型"><text:span text:style-name="T5">1件</text:span></text:span><text:span text:style-name="預設段落字型"><text:span text:style-name="T4">己領取</text:span></text:span><text:span text:style-name="預設段落字型"><text:span text:style-name="T5">、1件開立支票中</text:span></text:span><text:span text:style-name="預設段落字型"><text:span text:style-name="T3">。</text:span></text:span></text:p>
            </text:list-item>
            <text:list-item>
              <text:p text:style-name="P9"><text:span text:style-name="預設段落字型"><text:span text:style-name="T3">本課106年</text:span></text:span><text:span text:style-name="預設段落字型"><text:span text:style-name="T5">4</text:span></text:span><text:span text:style-name="預設段落字型"><text:span text:style-name="T3">月無民眾投訴，「電話代查公告現值創新服務」、「網路申請歷年公告地價資料」及「網路申請檔案閱覽抄錄複製」業於網路宣導，電話代查服務106年</text:span></text:span><text:span text:style-name="預設段落字型"><text:span text:style-name="T5">4</text:span></text:span><text:span text:style-name="預設段落字型"><text:span text:style-name="T3">月共服務</text:span></text:span><text:span text:style-name="預設段落字型"><text:span text:style-name="T5">6</text:span></text:span><text:span text:style-name="預設段落字型"><text:span text:style-name="T4">件</text:span></text:span><text:span text:style-name="預設段落字型"><text:span text:style-name="T3">。</text:span></text:span></text:p>
            </text:list-item>
            <text:list-item>
              <text:p text:style-name="P9"><text:span text:style-name="預設段落字型"><text:span text:style-name="T5">為精進地價業務，本課訂於5月12日赴宜蘭地政事務所進行業務交流觀摩</text:span></text:span>。</text:p>
            </text:list-item>
            <text:list-item>
              <text:p text:style-name="P6">本大樓己依「菸害防治法」，於2樓區公所室外出入口露台處設置吸<text:soft-page-break/>菸區，請各課轉知同仁，政府機關所在之室內場所均全面址吸菸，抽菸時務必至指定之吸菸區，以免受罰。</text:p>
            </text:list-item>
          </text:list>
        </text:list-item>
        <text:list-item>
          <text:p text:style-name="P11">人事</text:p>
          <text:list>
            <text:list-item>
              <text:p text:style-name="P9"><text:span text:style-name="預設段落字型"><text:span text:style-name="T9">考試院本（</text:span></text:span><text:span text:style-name="預設段落字型"><text:span text:style-name="T11">106</text:span></text:span><text:span text:style-name="預設段落字型"><text:span text:style-name="T9">）年</text:span></text:span><text:span text:style-name="預設段落字型"><text:span text:style-name="T11">1</text:span></text:span><text:span text:style-name="預設段落字型"><text:span text:style-name="T9">月</text:span></text:span><text:span text:style-name="預設段落字型"><text:span text:style-name="T11">26</text:span></text:span><text:span text:style-name="預設段落字型"><text:span text:style-name="T9">日發布之公務人員退休法施行細則第</text:span></text:span><text:span text:style-name="預設段落字型"><text:span text:style-name="T11">31</text:span></text:span><text:span text:style-name="預設段落字型"><text:span text:style-name="T9">條及第</text:span></text:span><text:span text:style-name="預設段落字型"><text:span text:style-name="T11">40</text:span></text:span><text:span text:style-name="預設段落字型"><text:span text:style-name="T9">條修正條文所定公務人員月退休金及遺族月撫慰金改為按月發給之規定，其施行日期業經考試院以本年</text:span></text:span><text:span text:style-name="預設段落字型"><text:span text:style-name="T11">4</text:span></text:span><text:span text:style-name="預設段落字型"><text:span text:style-name="T9">月</text:span></text:span><text:span text:style-name="預設段落字型"><text:span text:style-name="T11">14</text:span></text:span><text:span text:style-name="預設段落字型"><text:span text:style-name="T9">日令定自</text:span></text:span><text:span text:style-name="預設段落字型"><text:span text:style-name="T11">107</text:span></text:span><text:span text:style-name="預設段落字型"><text:span text:style-name="T9">年</text:span></text:span><text:span text:style-name="預設段落字型"><text:span text:style-name="T11">1</text:span></text:span><text:span text:style-name="預設段落字型"><text:span text:style-name="T9">月</text:span></text:span><text:span text:style-name="預設段落字型"><text:span text:style-name="T11">1</text:span></text:span><text:span text:style-name="預設段落字型"><text:span text:style-name="T9">日施行。</text:span></text:span></text:p>
            </text:list-item>
            <text:list-item>
              <text:p text:style-name="P9"><text:span text:style-name="預設段落字型"><text:span text:style-name="T12">行政院人事行政總處地方行政研習中心「</text:span></text:span><text:span text:style-name="預設段落字型"><text:span text:style-name="T14">e</text:span></text:span><text:span text:style-name="預設段落字型"><text:span text:style-name="T12">學中心」數位學習網站將於</text:span></text:span><text:span text:style-name="預設段落字型"><text:span text:style-name="T14">106</text:span></text:span><text:span text:style-name="預設段落字型"><text:span text:style-name="T12">年</text:span></text:span><text:span text:style-name="預設段落字型"><text:span text:style-name="T14">6</text:span></text:span><text:span text:style-name="預設段落字型"><text:span text:style-name="T12">月</text:span></text:span><text:span text:style-name="預設段落字型"><text:span text:style-name="T14">1</text:span></text:span><text:span text:style-name="預設段落字型"><text:span text:style-name="T12">日停止服務，選讀課程者請務必於</text:span></text:span><text:span text:style-name="預設段落字型"><text:span text:style-name="T14">106</text:span></text:span><text:span text:style-name="預設段落字型"><text:span text:style-name="T12">年</text:span></text:span><text:span text:style-name="預設段落字型"><text:span text:style-name="T14">5</text:span></text:span><text:span text:style-name="預設段落字型"><text:span text:style-name="T12">月</text:span></text:span><text:span text:style-name="預設段落字型"><text:span text:style-name="T14">31</text:span></text:span><text:span text:style-name="預設段落字型"><text:span text:style-name="T12">日</text:span></text:span><text:span text:style-name="預設段落字型"><text:span text:style-name="T14">(</text:span></text:span><text:span text:style-name="預設段落字型"><text:span text:style-name="T12">星期三</text:span></text:span><text:span text:style-name="預設段落字型"><text:span text:style-name="T14">)</text:span></text:span><text:span text:style-name="預設段落字型"><text:span text:style-name="T12">前完成課程閱讀（含問卷與測驗），惠請轉知所屬。</text:span></text:span> <text:span text:style-name="預設段落字型"><text:span text:style-name="T3"><text:s text:c="3"/></text:span></text:span></text:p>
            </text:list-item>
            <text:list-item>
              <text:p text:style-name="P9"><text:span text:style-name="預設段落字型"><text:span text:style-name="T12">關於公務人員經服務機關依公務員懲戒法移付懲戒，如經公務員懲戒委員會傳喚出庭，得經機關長官核准給予公假。</text:span></text:span></text:p>
            </text:list-item>
            <text:list-item>
              <text:p text:style-name="P9"><text:span text:style-name="預設段落字型"><text:span text:style-name="T12">公務人員請於本（</text:span></text:span><text:span text:style-name="預設段落字型"><text:span text:style-name="T14">106</text:span></text:span><text:span text:style-name="預設段落字型"><text:span text:style-name="T12">）年</text:span></text:span><text:span text:style-name="預設段落字型"><text:span text:style-name="T14">7</text:span></text:span><text:span text:style-name="預設段落字型"><text:span text:style-name="T12">月</text:span></text:span><text:span text:style-name="預設段落字型"><text:span text:style-name="T14">31</text:span></text:span><text:span text:style-name="預設段落字型"><text:span text:style-name="T12">日前完成「性別主流化」相關課程</text:span></text:span><text:span text:style-name="預設段落字型"><text:span text:style-name="T14">(</text:span></text:span><text:span text:style-name="預設段落字型"><text:span text:style-name="T12">含實體與數位課程</text:span></text:span><text:span text:style-name="預設段落字型"><text:span text:style-name="T14">)</text:span></text:span><text:span text:style-name="預設段落字型"><text:span text:style-name="T12">至少</text:span></text:span><text:span text:style-name="預設段落字型"><text:span text:style-name="T14">2</text:span></text:span><text:span text:style-name="預設段落字型"><text:span text:style-name="T12">小時，惠請轉知所屬。 </text:span></text:span></text:p>
            </text:list-item>
            <text:list-item>
              <text:p text:style-name="P9"><text:span text:style-name="預設段落字型"><text:span text:style-name="T12">國家文官學院規劃辦理</text:span></text:span><text:span text:style-name="預設段落字型"><text:span text:style-name="T14">107</text:span></text:span><text:span text:style-name="預設段落字型"><text:span text:style-name="T12">年「公務人員專書閱讀推廣活動」，請轉知所屬推薦適合圖書，欲推薦者請於</text:span></text:span><text:span text:style-name="預設段落字型"><text:span text:style-name="T14">106</text:span></text:span><text:span text:style-name="預設段落字型"><text:span text:style-name="T12">年</text:span></text:span><text:span text:style-name="預設段落字型"><text:span text:style-name="T14">6</text:span></text:span><text:span text:style-name="預設段落字型"><text:span text:style-name="T12">月</text:span></text:span><text:span text:style-name="預設段落字型"><text:span text:style-name="T14">1</text:span></text:span><text:span text:style-name="預設段落字型"><text:span text:style-name="T12">日前至國家文官學院全球資訊網站</text:span></text:span><text:span text:style-name="預設段落字型"><text:span text:style-name="T14">(http://www.nacs.gov.tw)</text:span></text:span><text:span text:style-name="預設段落字型"><text:span text:style-name="T12">輸入圖書資料。 </text:span></text:span></text:p>
            </text:list-item>
          </text:list>
        </text:list-item>
        <text:list-item>
          <text:p text:style-name="P11">會計</text:p>
          <text:list>
            <text:list-item>
              <text:p text:style-name="P9"><text:span text:style-name="預設段落字型"><text:span text:style-name="T5">本所本年度截至4月底歲入及歲出執行率如下：</text:span></text:span></text:p>
              <text:list>
                <text:list-item>
                  <text:p text:style-name="P9"><text:span text:style-name="預設段落字型"><text:span text:style-name="T5">歲入部分：</text:span></text:span></text:p>
                  <text:p text:style-name="P9"><text:span text:style-name="預設段落字型"><text:span text:style-name="T5">罰金罰鍰及怠金：64.46%</text:span></text:span></text:p>
                  <text:p text:style-name="P9"><text:span text:style-name="預設段落字型"><text:span text:style-name="T5">行政規費收入：139.26%</text:span></text:span></text:p>
                  <text:p text:style-name="P9"><text:span text:style-name="預設段落字型"><text:span text:style-name="T5">使用規費收入：95.23%</text:span></text:span></text:p>
                </text:list-item>
                <text:list-item>
                  <text:p text:style-name="P9"><text:span text:style-name="預設段落字型"><text:span text:style-name="T5">歲出部分：</text:span></text:span></text:p>
                  <text:p text:style-name="P9"><text:span text:style-name="預設段落字型"><text:span text:style-name="T5">行政管理：77.02%</text:span></text:span></text:p>
                  <text:p text:style-name="P9"><text:span text:style-name="預設段落字型"><text:span text:style-name="T5">土地建物登記：77.69%</text:span></text:span></text:p>
                  <text:p text:style-name="P9"><text:span text:style-name="預設段落字型"><text:span text:style-name="T5">土地建物測量及複丈：17.28%</text:span></text:span></text:p>
                  <text:p text:style-name="P9"><text:soft-page-break/><text:span text:style-name="預設段落字型"><text:span text:style-name="T5">平均地權：65.97%</text:span></text:span></text:p>
                  <text:p text:style-name="P9"><text:span text:style-name="預設段落字型"><text:span text:style-name="T5">一般建築及設備：0%</text:span></text:span></text:p>
                </text:list-item>
              </text:list>
            </text:list-item>
          </text:list>
        </text:list-item>
      </text:list>
      <text:p text:style-name="P3"/>
      <text:list xml:id="list4995017069380307930" text:style-name="L5">
        <text:list-item>
          <text:p text:style-name="P10"><text:span text:style-name="預設段落字型"><text:span text:style-name="T1">主席指示事項</text:span></text:span></text:p>
          <text:list>
            <text:list-item>
              <text:p text:style-name="P10"><text:span text:style-name="預設段落字型"><text:span text:style-name="T2">退費案件過多或金</text:span></text:span><text:span text:style-name="預設段落字型"><text:span text:style-name="T2">額較大恐造成本所實際歲收與預算數差異太多，請一、二課注意退費除應依規定辦理外，受理民眾申辦案件流程上如有問題亦應加以檢討改善</text:span></text:span>。</text:p>
            </text:list-item>
            <text:list-item>
              <text:p text:style-name="P10"><text:span text:style-name="預設段落字型"><text:span text:style-name="T10">105年基</text:span></text:span><text:span text:style-name="預設段落字型"><text:span text:style-name="T10">層特考分發之新進同仁，請一、三課課長及資深同仁加強輔導，俾利儘早進入狀況</text:span></text:span>。</text:p>
            </text:list-item>
            <text:list-item>
              <text:p text:style-name="P10"><text:span text:style-name="預設段落字型"><text:span text:style-name="T13">本大樓</text:span></text:span><text:span text:style-name="預設段落字型"><text:span text:style-name="T13">室內均全面禁止吸菸，請同仁務必遵守規定，抽菸時至2樓區公所室外出入口露台處之吸菸區，以免受罰</text:span></text:span>。</text:p>
            </text:list-item>
            <text:list-item>
              <text:p text:style-name="P14"><text:span text:style-name="預設段落字型"><text:span text:style-name="T10">請同仁依限完成「性別主流化」及「環境教育」相關課程</text:span></text:span><text:span text:style-name="預設段落字型"><text:span text:style-name="T9">。</text:span></text:span></text:p>
            </text:list-item>
            <text:list-item>
              <text:p text:style-name="P14"><text:span text:style-name="預設段落字型"><text:span text:style-name="T10">5月15日中午辦理之衛教講習課程請同仁踴躍參加。</text:span></text:span></text:p>
              <text:p text:style-name="P14"><text:span text:style-name="預設段落字型"><text:span text:style-name="T10"/></text:span></text:p>
            </text:list-item>
          </text:list>
        </text:list-item>
        <text:list-item>
          <text:p text:style-name="P10"><text:span text:style-name="預設段落字型"><text:span text:style-name="T1">散會：下午2時</text:span></text:span><text:span text:style-name="預設段落字型"><text:span text:style-name="T2">4</text:span></text:span><text:span text:style-name="預設段落字型"><text:span text:style-name="T1">0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登記課 安樂地政</meta:initial-creator>
    <dc:creator>安樂地政 </dc:creator>
    <meta:creation-date>2016-06-29T13:28:00Z</meta:creation-date>
    <dc:date>2017-05-10T15:46:43.47</dc:date>
    <meta:editing-cycles>67</meta:editing-cycles>
    <meta:editing-duration>PT3H36S</meta:editing-duration>
    <meta:printed-by>安樂地政 </meta:printed-by>
    <meta:print-date>2017-05-10T15:46:36.69</meta:print-date>
    <meta:document-statistic meta:table-count="0" meta:image-count="0" meta:object-count="0" meta:page-count="4" meta:paragraph-count="58" meta:word-count="1826" meta:character-count="2054"/>
    <meta:template xlink:type="simple" xlink:actuate="onRequest" xlink:title="" xlink:href="../主管會議-1060414.odt/Normal"/>
  </office:meta>
</office:document-meta>
</file>